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2.79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458cm"/>
    </style:style>
    <style:style style:name="gr10" style:family="graphic" style:parent-style-name="standard">
      <style:graphic-properties draw:textarea-vertical-align="middle" draw:auto-grow-height="false" fo:min-height="1.656cm" fo:min-width="1.533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024cm" svg:height="0.962cm" svg:x="1cm" svg:y="1cm">
          <draw:text-box>
            <text:p>RCU State Transition Diagram</text:p>
          </draw:text-box>
        </draw:frame>
        <draw:frame draw:style-name="gr2" draw:text-style-name="P1" draw:layer="layout" svg:width="3.207cm" svg:height="3.048cm" svg:x="17.383cm" svg:y="1cm">
          <draw:text-box>
            <text:p text:style-name="P1"><text:span text:style-name="T1">Joe Mynhier</text:span></text:p>
            <text:p text:style-name="P1"><text:span text:style-name="T1">ECE 337</text:span></text:p>
            <text:p text:style-name="P1"><text:span text:style-name="T1">Section 4</text:span></text:p>
            <text:p text:style-name="P1"><text:span text:style-name="T1">Lab 6</text:span></text:p>
          </draw:text-box>
        </draw:frame>
        <draw:custom-shape draw:style-name="gr3" draw:text-style-name="P2" draw:layer="layout" svg:width="3.048cm" svg:height="3.048cm" svg:x="3.667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9.001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14.462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11.668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5.953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3.048cm" svg:x="9.128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2" draw:layer="layout" svg:x1="8.366cm" svg:y1="9.124cm" svg:x2="9.128cm" svg:y2="9.886cm">
            <text:p/>
          </draw:line>
          <draw:line draw:style-name="gr4" draw:text-style-name="P2" draw:layer="layout" svg:x1="8.62cm" svg:y1="9.886cm" svg:x2="9.128cm" svg:y2="9.886cm">
            <text:p/>
          </draw:line>
          <draw:line draw:style-name="gr5" draw:text-style-name="P2" draw:layer="layout" svg:x1="8.62cm" svg:y1="9.886cm" svg:x2="9.255cm" svg:y2="10.648cm">
            <text:p/>
          </draw:line>
          <draw:frame draw:style-name="gr6" draw:text-style-name="P1" draw:layer="layout" svg:width="1.524cm" svg:height="0.885cm" svg:x="7.223cm" svg:y="8.874cm">
            <draw:text-box>
              <text:p><text:span text:style-name="T1">nRst</text:span></text:p>
            </draw:text-box>
          </draw:frame>
        </draw:g>
        <draw:frame draw:style-name="gr7" draw:layer="layout" svg:width="2.032cm" svg:height="0.962cm" svg:x="9.636cm" svg:y="10.325cm">
          <draw:text-box>
            <text:p>IDLE</text:p>
          </draw:text-box>
        </draw:frame>
        <draw:frame draw:style-name="gr8" draw:layer="layout" svg:width="2.794cm" svg:height="1.016cm" svg:x="14.589cm" svg:y="10.271cm">
          <draw:text-box>
            <text:p>RSYNC</text:p>
          </draw:text-box>
        </draw:frame>
        <draw:frame draw:style-name="gr9" draw:layer="layout" svg:width="2.286cm" svg:height="0.962cm" svg:x="12.176cm" svg:y="4.864cm">
          <draw:text-box>
            <text:p>READ</text:p>
          </draw:text-box>
        </draw:frame>
        <draw:frame draw:style-name="gr9" draw:layer="layout" svg:width="2.794cm" svg:height="0.962cm" svg:x="6.207cm" svg:y="4.864cm">
          <draw:text-box>
            <text:p>WRITE</text:p>
          </draw:text-box>
        </draw:frame>
        <draw:frame draw:style-name="gr9" draw:layer="layout" svg:width="2.54cm" svg:height="0.962cm" svg:x="4.048cm" svg:y="10.198cm">
          <draw:text-box>
            <text:p>EIDLE</text:p>
          </draw:text-box>
        </draw:frame>
        <draw:frame draw:style-name="gr7" draw:layer="layout" svg:width="2.032cm" svg:height="0.962cm" svg:x="9.65cm" svg:y="15.243cm">
          <draw:text-box>
            <text:p>ERR</text:p>
          </draw:text-box>
        </draw:frame>
        <draw:line draw:style-name="gr5" draw:text-style-name="P2" draw:layer="layout" svg:x1="12.049cm" svg:y1="11.414cm" svg:x2="14.462cm" svg:y2="11.414cm">
          <text:p/>
        </draw:line>
        <draw:frame draw:style-name="gr1" draw:text-style-name="P1" draw:layer="layout" svg:width="1.924cm" svg:height="0.725cm" svg:x="12.284cm" svg:y="10.652cm">
          <draw:text-box>
            <text:p text:style-name="P1"><text:span text:style-name="T1">d_edge</text:span></text:p>
          </draw:text-box>
        </draw:frame>
        <draw:custom-shape draw:style-name="gr10" draw:text-style-name="P2" draw:layer="layout" svg:width="2.032cm" svg:height="1.905cm" svg:x="9.128cm" svg:y="12.43cm">
          <text:p/>
          <draw:enhanced-geometry svg:viewBox="0 0 21600 21600" draw:text-areas="0 0 21600 21600" draw:type="circular-arrow" draw:modifiers="-32.9881948965636 -139.45332032832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2.043cm" svg:height="0.725cm" svg:x="9.244cm" svg:y="13.065cm">
          <draw:text-box>
            <text:p text:style-name="P1"><text:span text:style-name="T1">!d_edge</text:span></text:p>
          </draw:text-box>
        </draw:frame>
        <draw:frame draw:style-name="gr1" draw:text-style-name="P1" draw:layer="layout" svg:width="1.632cm" svg:height="0.725cm" svg:x="15.116cm" svg:y="11.07cm">
          <draw:text-box>
            <text:p text:style-name="P1"><text:span text:style-name="T1">rcving</text:span></text:p>
          </draw:text-box>
        </draw:frame>
        <draw:custom-shape draw:style-name="gr10" draw:text-style-name="P2" draw:layer="layout" svg:width="2.032cm" svg:height="1.905cm" svg:x="17.256cm" svg:y="10.398cm">
          <text:p/>
          <draw:enhanced-geometry svg:viewBox="0 0 21600 21600" draw:text-areas="0 0 21600 21600" draw:type="circular-arrow" draw:modifiers="-149.483494758621 131.856705606513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3.266cm" svg:height="0.725cm" svg:x="17.132cm" svg:y="9.636cm">
          <draw:text-box>
            <text:p text:style-name="P1"><text:span text:style-name="T1">!byte_received</text:span></text:p>
          </draw:text-box>
        </draw:frame>
        <draw:line draw:style-name="gr5" draw:text-style-name="P2" draw:layer="layout" svg:x1="15.986cm" svg:y1="9.89cm" svg:x2="14.208cm" svg:y2="7.223cm">
          <text:p/>
        </draw:line>
        <draw:frame draw:style-name="gr1" draw:text-style-name="P1" draw:layer="layout" svg:width="4.037cm" svg:height="1.199cm" svg:x="11.668cm" svg:y="8.747cm">
          <draw:text-box>
            <text:p text:style-name="P1"><text:span text:style-name="T1">byte_received &amp;&amp; </text:span></text:p>
            <text:p text:style-name="P1"><text:span text:style-name="T1">rcv_data == SYNC</text:span></text:p>
          </draw:text-box>
        </draw:frame>
        <draw:frame draw:style-name="gr1" draw:text-style-name="P1" draw:layer="layout" svg:width="1.332cm" svg:height="0.725cm" svg:x="8.812cm" svg:y="6.588cm">
          <draw:text-box>
            <text:p text:style-name="P1"><text:span text:style-name="T1">!eop</text:span></text:p>
          </draw:text-box>
        </draw:frame>
        <draw:frame draw:style-name="gr1" draw:text-style-name="P1" draw:layer="layout" svg:width="1.632cm" svg:height="0.725cm" svg:x="12.322cm" svg:y="5.736cm">
          <draw:text-box>
            <text:p text:style-name="P1"><text:span text:style-name="T1">rcving</text:span></text:p>
          </draw:text-box>
        </draw:frame>
        <draw:frame draw:style-name="gr1" draw:text-style-name="P1" draw:layer="layout" svg:width="1.632cm" svg:height="0.725cm" svg:x="6.607cm" svg:y="5.699cm">
          <draw:text-box>
            <text:p text:style-name="P1"><text:span text:style-name="T1">rcving</text:span></text:p>
          </draw:text-box>
        </draw:frame>
        <draw:frame draw:style-name="gr1" draw:text-style-name="P1" draw:layer="layout" svg:width="2.322cm" svg:height="0.725cm" svg:x="6.334cm" svg:y="6.334cm">
          <draw:text-box>
            <text:p text:style-name="P1"><text:span text:style-name="T1">w_enable</text:span></text:p>
          </draw:text-box>
        </draw:frame>
        <draw:frame draw:style-name="gr1" draw:text-style-name="P1" draw:layer="layout" svg:width="3.952cm" svg:height="1.199cm" svg:x="13.954cm" svg:y="13.263cm">
          <draw:text-box>
            <text:p text:style-name="P1"><text:span text:style-name="T1">byte_received &amp;&amp; </text:span></text:p>
            <text:p text:style-name="P1"><text:span text:style-name="T1">rcv_data != SYNC</text:span></text:p>
          </draw:text-box>
        </draw:frame>
        <draw:line draw:style-name="gr5" draw:text-style-name="P2" draw:layer="layout" svg:x1="14.843cm" svg:y1="12.557cm" svg:x2="11.795cm" svg:y2="15.478cm">
          <text:p/>
        </draw:line>
        <draw:custom-shape draw:style-name="gr10" draw:text-style-name="P2" draw:layer="layout" svg:width="2.032cm" svg:height="1.905cm" svg:x="14.462cm" svg:y="5.064cm">
          <text:p/>
          <draw:enhanced-geometry svg:viewBox="0 0 21600 21600" draw:text-areas="0 0 21600 21600" draw:type="circular-arrow" draw:modifiers="-149.483494758621 131.856705606513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3.266cm" svg:height="1.199cm" svg:x="16.367cm" svg:y="5.482cm">
          <draw:text-box>
            <text:p text:style-name="P1"><text:span text:style-name="T1">!byte_received</text:span></text:p>
            <text:p text:style-name="P1"><text:span text:style-name="T1">&amp;&amp; !eop</text:span></text:p>
          </draw:text-box>
        </draw:frame>
        <draw:frame draw:style-name="gr1" draw:text-style-name="P1" draw:layer="layout" svg:width="3.952cm" svg:height="1.199cm" svg:x="9.128cm" svg:y="4.175cm">
          <draw:text-box>
            <text:p text:style-name="P1"><text:span text:style-name="T1">byte_received &amp;&amp; </text:span></text:p>
            <text:p text:style-name="P1"><text:span text:style-name="T1">!eop</text:span></text:p>
          </draw:text-box>
        </draw:frame>
        <draw:line draw:style-name="gr5" draw:text-style-name="P2" draw:layer="layout" svg:x1="12.176cm" svg:y1="4.937cm" svg:x2="8.874cm" svg:y2="5.572cm">
          <text:p/>
        </draw:line>
        <draw:line draw:style-name="gr5" draw:text-style-name="P2" draw:layer="layout" svg:x1="8.874cm" svg:y1="6.715cm" svg:x2="11.668cm" svg:y2="6.08cm">
          <text:p/>
        </draw:line>
        <draw:path draw:style-name="gr4" draw:text-style-name="P2" draw:layer="layout" svg:width="7.001cm" svg:height="3.781cm" draw:transform="rotate (2.77332818141899) translate (11.9573136362049cm 8.08489269507828cm)" svg:viewBox="0 0 7002 3782" svg:d="M0 3782c7759 1 6980-3782 6980-3782">
          <text:p/>
        </draw:path>
        <draw:path draw:style-name="gr4" draw:text-style-name="P2" draw:layer="layout" svg:width="3.563cm" svg:height="0.445cm" draw:transform="rotate (-1.83713357064923) translate (5.87512912140198cm 5.6893473134789cm)" svg:viewBox="0 0 3564 446" svg:d="M0 446c2896 0 3564-446 3564-446">
          <text:p/>
        </draw:path>
        <draw:line draw:style-name="gr5" draw:text-style-name="P2" draw:layer="layout" svg:x1="4.937cm" svg:y1="9.128cm" svg:x2="5.064cm" svg:y2="9.89cm">
          <text:p/>
        </draw:line>
        <draw:frame draw:style-name="gr1" draw:text-style-name="P1" draw:layer="layout" svg:width="1.213cm" svg:height="0.725cm" svg:x="12.049cm" svg:y="3.577cm">
          <draw:text-box>
            <text:p text:style-name="P1"><text:span text:style-name="T1">eop</text:span></text:p>
          </draw:text-box>
        </draw:frame>
        <draw:line draw:style-name="gr5" draw:text-style-name="P2" draw:layer="layout" svg:x1="8.112cm" svg:y1="7.477cm" svg:x2="9.763cm" svg:y2="10.144cm">
          <text:p/>
        </draw:line>
        <draw:frame draw:style-name="gr1" draw:text-style-name="P1" draw:layer="layout" svg:width="1.213cm" svg:height="0.725cm" svg:x="7.153cm" svg:y="7.514cm">
          <draw:text-box>
            <text:p text:style-name="P1"><text:span text:style-name="T1">eop</text:span></text:p>
          </draw:text-box>
        </draw:frame>
        <draw:frame draw:style-name="gr1" draw:text-style-name="P1" draw:layer="layout" svg:width="1.632cm" svg:height="0.725cm" svg:x="9.782cm" svg:y="15.986cm">
          <draw:text-box>
            <text:p text:style-name="P1"><text:span text:style-name="T1">rcving</text:span></text:p>
          </draw:text-box>
        </draw:frame>
        <draw:frame draw:style-name="gr1" draw:text-style-name="P1" draw:layer="layout" svg:width="1.772cm" svg:height="0.725cm" svg:x="9.782cm" svg:y="16.711cm">
          <draw:text-box>
            <text:p text:style-name="P1"><text:span text:style-name="T1">r_error</text:span></text:p>
          </draw:text-box>
        </draw:frame>
        <draw:frame draw:style-name="gr1" draw:text-style-name="P1" draw:layer="layout" svg:width="1.772cm" svg:height="0.725cm" svg:x="4.302cm" svg:y="11.033cm">
          <draw:text-box>
            <text:p text:style-name="P1"><text:span text:style-name="T1">r_error</text:span></text:p>
          </draw:text-box>
        </draw:frame>
        <draw:custom-shape draw:style-name="gr10" draw:text-style-name="P2" draw:layer="layout" svg:width="2.032cm" svg:height="1.905cm" svg:x="11.922cm" svg:y="15.478cm">
          <text:p/>
          <draw:enhanced-geometry svg:viewBox="0 0 21600 21600" draw:text-areas="0 0 21600 21600" draw:type="circular-arrow" draw:modifiers="-149.483494758621 131.856705606513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1.332cm" svg:height="0.725cm" svg:x="12.368cm" svg:y="16.023cm">
          <draw:text-box>
            <text:p text:style-name="P1"><text:span text:style-name="T1">!eop</text:span></text:p>
          </draw:text-box>
        </draw:frame>
        <draw:line draw:style-name="gr5" draw:text-style-name="P2" draw:layer="layout" svg:x1="9.65cm" svg:y1="15.478cm" svg:x2="6.334cm" svg:y2="12.43cm">
          <text:p/>
        </draw:line>
        <draw:custom-shape draw:style-name="gr10" draw:text-style-name="P2" draw:layer="layout" svg:width="2.032cm" svg:height="1.905cm" svg:x="1.889cm" svg:y="10.398cm">
          <text:p/>
          <draw:enhanced-geometry svg:viewBox="0 0 21600 21600" draw:text-areas="0 0 21600 21600" draw:type="circular-arrow" draw:modifiers="38.0643779887703 -48.482421133756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ath draw:style-name="gr4" draw:text-style-name="P2" draw:layer="layout" svg:width="11.293cm" svg:height="3.39cm" draw:transform="rotate (-1.00845124180232) translate (7.93240623143912cm 11.1302695576632cm)" svg:viewBox="0 0 11294 3391" svg:d="M0 3391c10958 0 11294-3391 11294-3391">
          <text:p/>
        </draw:path>
        <draw:path draw:style-name="gr4" draw:text-style-name="P2" draw:layer="layout" svg:width="8.542cm" svg:height="3.344cm" draw:transform="rotate (0.499338698995578) translate (12.352336045171cm 17.7485600432612cm)" svg:viewBox="0 0 8543 3345" svg:d="M0 3345c11139 0 8190-3345 8190-3345">
          <text:p/>
        </draw:path>
        <draw:line draw:style-name="gr5" draw:text-style-name="P2" draw:layer="layout" svg:x1="19.542cm" svg:y1="13.827cm" svg:x2="17.002cm" svg:y2="12.557cm">
          <text:p/>
        </draw:line>
        <draw:frame draw:style-name="gr1" draw:text-style-name="P1" draw:layer="layout" svg:width="2.043cm" svg:height="0.725cm" svg:x="1.762cm" svg:y="9.673cm">
          <draw:text-box>
            <text:p text:style-name="P1"><text:span text:style-name="T1">!d_edge</text:span></text:p>
          </draw:text-box>
        </draw:frame>
        <draw:frame draw:style-name="gr1" draw:text-style-name="P1" draw:layer="layout" svg:width="1.924cm" svg:height="0.725cm" svg:x="3.521cm" svg:y="13.319cm">
          <draw:text-box>
            <text:p text:style-name="P1"><text:span text:style-name="T1">d_ed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10-04T16:07:28.431526513</meta:creation-date>
    <dc:date>2016-10-04T16:51:36.327173613</dc:date>
    <dc:creator>Mentor Graphics</dc:creator>
    <meta:editing-duration>PT44M2S</meta:editing-duration>
    <meta:editing-cycles>15</meta:editing-cycles>
    <meta:generator>LibreOffice/4.3.7.2$Linux_X86_64 LibreOffice_project/430$Build-2</meta:generator>
    <meta:document-statistic meta:object-count="57"/>
  </office:meta>
</office:document-meta>
</file>